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Sheet1" table:style-name="ta1">
        <table:shapes>
          <draw:frame draw:z-index="0" draw:style-name="gr1" svg:width="12.174cm" svg:height="7.854cm" svg:x="15.301cm" svg:y="0.527cm">
            <draw:object draw:notify-on-update-of-ranges="Sheet1.A1:Sheet1.A1 Sheet1.A2:Sheet1.A6 Sheet1.C2:Sheet1.C2 Sheet1.C3:Sheet1.C6 Sheet1.D10:Sheet1.D10 Sheet1.D3:Sheet1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174cm" svg:height="7.854cm" svg:x="15.538cm" svg:y="9.084cm">
            <draw:object draw:notify-on-update-of-ranges="Sheet1.A2:Sheet1.A6 Sheet1.C2:Sheet1.C2 Sheet1.C11:Sheet1.C14 Sheet1.D10:Sheet1.D10 Sheet1.D11:Sheet1.D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174cm" svg:height="7.854cm" svg:x="15.661cm" svg:y="17.716cm">
            <draw:object draw:notify-on-update-of-ranges="Sheet1.A2:Sheet1.A6 Sheet1.C2:Sheet1.C2 Sheet1.C19:Sheet1.C22 Sheet1.D18:Sheet1.D18 Sheet1.D19:Sheet1.D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objects</text:p>
          </table:table-cell>
          <table:table-cell table:style-name="ce1" office:value-type="string">
            <text:p>Most User Mentione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61.166935">
            <text:p>61.166935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56.797867">
            <text:p>56.797867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4.613335">
            <text:p>54.613335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768">
            <text:p>32.768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.27413">
            <text:p>74.27413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2.0896">
            <text:p>72.0896</text:p>
          </table:table-cell>
          <table:table-cell office:value-type="float" office:value="19.6608">
            <text:p>19.66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.351467">
            <text:p>63.351467</text:p>
          </table:table-cell>
          <table:table-cell office:value-type="float" office:value="17.476267">
            <text:p>17.476267</text:p>
          </table:table-cell>
          <table:table-cell table:number-columns-repeated="3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4T16:43:22</dc:date>
    <meta:document-statistic meta:table-count="1" meta:cell-count="44" meta:object-count="3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314cm" svg:y="0.298cm" chart:style-name="ch2">
          <text:p>Most User Mentioned Aggregate Test</text:p>
        </chart:title>
        <chart:legend svg:x="7.593cm" svg:y="1.078cm" style:legend-expansion="custom" chartooo:width="3.935cm" chartooo:height="0.996cm" style:legend-expansion-aspect-ratio="3.95080321285141" chart:style-name="ch3"/>
        <chart:plot-area chart:style-name="ch4" table:cell-range-address="Sheet1.A1:Sheet1.A6 Sheet1.C2:Sheet1.C6 Sheet1.D10:Sheet1.D10 Sheet1.D3:Sheet1.D6" chart:data-source-has-labels="both" svg:x="1.427cm" svg:y="1.542cm" svg:width="9.375cm" svg:height="5.173cm">
          <chartooo:coordinate-region svg:x="2.048cm" svg:y="1.741cm" svg:width="8.754cm" svg:height="4.327cm"/>
          <chart:axis chart:dimension="x" chart:name="primary-x" chart:style-name="ch5" chartooo:axis-type="auto">
            <chartooo:date-scale/>
            <chart:title svg:x="5.752cm" svg:y="6.872cm" chart:style-name="ch6">
              <text:p>Run</text:p>
            </chart:title>
            <chart:categories table:cell-range-address="Sheet1.A2:Sheet1.A6"/>
          </chart:axis>
          <chart:axis chart:dimension="y" chart:name="primary-y" chart:style-name="ch7">
            <chart:title svg:x="0.624cm" svg:y="5.257cm" chart:style-name="ch8">
              <text:p>Time (minutes)</text:p>
            </chart:title>
          </chart:axis>
          <chart:series chart:style-name="ch9" chart:values-cell-range-address="Sheet1.C3:Sheet1.C6" chart:label-cell-address="Sheet1.C2:Sheet1.C2" chart:class="chart:bar">
            <chart:data-point chart:repeated="4"/>
          </chart:series>
          <chart:series chart:style-name="ch10" chart:values-cell-range-address="Sheet1.D3:Sheet1.D6" chart:label-cell-address="Sheet1.D10:Sheet1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heet1.C2:Sheet1.C2</svg:desc>
                </draw:g>
              </table:table-cell>
              <table:table-cell office:value-type="string">
                <text:p>Aggregate Framework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61.166935">
                <text:p>61.166935</text:p>
                <draw:g>
                  <svg:desc>Sheet1.C3:Sheet1.C6</svg:desc>
                </draw:g>
              </table:table-cell>
              <table:table-cell office:value-type="float" office:value="19.6608">
                <text:p>19.6608</text:p>
                <draw:g>
                  <svg:desc>Sheet1.D3:Sheet1.D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.613335">
                <text:p>54.613335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551cm" svg:y="0.293cm" chart:style-name="ch2">
          <text:p>Most Hashed-Tags Aggregate Test</text:p>
        </chart:title>
        <chart:legend svg:x="7.518cm" svg:y="0.999cm" style:legend-expansion="custom" chartooo:width="4.162cm" chartooo:height="0.942cm" style:legend-expansion-aspect-ratio="4.41825902335456" chart:style-name="ch3"/>
        <chart:plot-area chart:style-name="ch4" table:cell-range-address="Sheet1.A2:Sheet1.A6 Sheet1.C2:Sheet1.C2 Sheet1.C11:Sheet1.D14 Sheet1.D10:Sheet1.D10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Sheet1.A2:Sheet1.A6"/>
          </chart:axis>
          <chart:axis chart:dimension="y" chart:name="primary-y" chart:style-name="ch7">
            <chart:title svg:x="0.623cm" svg:y="5.257cm" chart:style-name="ch8">
              <text:p>Time (minutes)</text:p>
            </chart:title>
          </chart:axis>
          <chart:series chart:style-name="ch9" chart:values-cell-range-address="Sheet1.C11:Sheet1.C14" chart:label-cell-address="Sheet1.C2:Sheet1.C2" chart:class="chart:bar">
            <chart:data-point chart:repeated="4"/>
          </chart:series>
          <chart:series chart:style-name="ch10" chart:values-cell-range-address="Sheet1.D11:Sheet1.D14" chart:label-cell-address="Sheet1.D10:Sheet1.D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heet1.C2:Sheet1.C2</svg:desc>
                </draw:g>
              </table:table-cell>
              <table:table-cell office:value-type="string">
                <text:p>Aggregate Framework</text:p>
                <draw:g>
                  <svg:desc>Sheet1.D10:Sheet1.D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32.768">
                <text:p>32.768</text:p>
                <draw:g>
                  <svg:desc>Sheet1.C11:Sheet1.C14</svg:desc>
                </draw:g>
              </table:table-cell>
              <table:table-cell office:value-type="float" office:value="19.6608">
                <text:p>19.6608</text:p>
                <draw:g>
                  <svg:desc>Sheet1.D11:Sheet1.D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.768">
                <text:p>32.768</text:p>
              </table:table-cell>
              <table:table-cell office:value-type="float" office:value="19.6608">
                <text:p>19.66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75cm" svg:height="7.855cm" xlink:href=".." xlink:type="simple" chart:class="chart:bar" chart:style-name="ch1">
        <chart:title svg:x="2.313cm" svg:y="0.293cm" chart:style-name="ch2">
          <text:p>Most User Mentioned Aggregate Test</text:p>
        </chart:title>
        <chart:legend svg:x="7.674cm" svg:y="1.064cm" style:legend-expansion="custom" chartooo:width="4.044cm" chartooo:height="0.996cm" style:legend-expansion-aspect-ratio="4.06024096385542" chart:style-name="ch3"/>
        <chart:plot-area chart:style-name="ch4" table:cell-range-address="Sheet1.A2:Sheet1.A6 Sheet1.C2:Sheet1.C2 Sheet1.C19:Sheet1.D22 Sheet1.D18:Sheet1.D18" chart:data-source-has-labels="both" svg:x="1.426cm" svg:y="1.542cm" svg:width="9.375cm" svg:height="5.173cm">
          <chartooo:coordinate-region svg:x="2.047cm" svg:y="1.741cm" svg:width="8.754cm" svg:height="4.327cm"/>
          <chart:axis chart:dimension="x" chart:name="primary-x" chart:style-name="ch5" chartooo:axis-type="auto">
            <chartooo:date-scale/>
            <chart:title svg:x="5.751cm" svg:y="6.872cm" chart:style-name="ch6">
              <text:p>Run</text:p>
            </chart:title>
            <chart:categories table:cell-range-address="Sheet1.A2:Sheet1.A6"/>
          </chart:axis>
          <chart:axis chart:dimension="y" chart:name="primary-y" chart:style-name="ch7">
            <chart:title svg:x="0.623cm" svg:y="5.257cm" chart:style-name="ch8">
              <text:p>Time (minutes)</text:p>
            </chart:title>
          </chart:axis>
          <chart:series chart:style-name="ch9" chart:values-cell-range-address="Sheet1.C19:Sheet1.C22" chart:label-cell-address="Sheet1.C2:Sheet1.C2" chart:class="chart:bar">
            <chart:data-point chart:repeated="4"/>
          </chart:series>
          <chart:series chart:style-name="ch10" chart:values-cell-range-address="Sheet1.D19:Sheet1.D22" chart:label-cell-address="Sheet1.D18:Sheet1.D18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heet1.C2:Sheet1.C2</svg:desc>
                </draw:g>
              </table:table-cell>
              <table:table-cell office:value-type="string">
                <text:p>Aggregate Framework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74.27413">
                <text:p>74.27413</text:p>
                <draw:g>
                  <svg:desc>Sheet1.C19:Sheet1.C22</svg:desc>
                </draw:g>
              </table:table-cell>
              <table:table-cell office:value-type="float" office:value="19.6608">
                <text:p>19.6608</text:p>
                <draw:g>
                  <svg:desc>Sheet1.D19:Sheet1.D2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7.476267">
                <text:p>17.4762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2.0896">
                <text:p>72.0896</text:p>
              </table:table-cell>
              <table:table-cell office:value-type="float" office:value="19.6608">
                <text:p>19.66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3.351467">
                <text:p>63.351467</text:p>
              </table:table-cell>
              <table:table-cell office:value-type="float" office:value="17.476267">
                <text:p>17.476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